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6cm" fo:min-width="3.797cm" style:writing-mode="lr-tb"/>
      <style:paragraph-properties style:writing-mode="lr-tb"/>
    </style:style>
    <style:style style:name="gr2" style:family="graphic" style:parent-style-name="standard" style:list-style-name="L1">
      <style:graphic-properties draw:textarea-horizontal-align="justify" draw:textarea-vertical-align="middle" draw:auto-grow-height="false" fo:min-height="1.019cm" fo:min-width="4.58cm" style:writing-mode="lr-tb"/>
      <style:paragraph-properties style:writing-mode="lr-tb"/>
    </style:style>
    <style:style style:name="gr3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4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5" style:family="graphic" style:parent-style-name="standard" style:list-style-name="L1">
      <style:graphic-properties draw:textarea-horizontal-align="justify" draw:textarea-vertical-align="middle" draw:auto-grow-height="false" fo:min-height="1.02cm" fo:min-width="4.58cm" style:writing-mode="lr-tb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61cm" fo:min-width="2.568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19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22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Arrowheads_20_24" draw:marker-end-width="0.3cm" draw:fill="none" draw:textarea-vertical-align="middle"/>
      <style:paragraph-properties style:writing-mode="lr-tb"/>
    </style:style>
    <style:style style:name="gr11" style:family="graphic" style:parent-style-name="objectwithoutfill">
      <style:graphic-properties draw:marker-end="Arrowheads_20_25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30" draw:marker-end-width="0.3cm" draw:fill="none" draw:textarea-vertical-align="middle"/>
    </style:style>
    <style:style style:name="gr13" style:family="graphic" style:parent-style-name="objectwithoutfill">
      <style:graphic-properties draw:marker-end="Arrowheads_20_31" draw:marker-end-width="0.3cm" draw:fill="none" draw:textarea-vertical-align="middle"/>
    </style:style>
    <style:style style:name="gr14" style:family="graphic" style:parent-style-name="objectwithoutfill">
      <style:graphic-properties draw:marker-end="Arrowheads_20_32" draw:marker-end-width="0.3cm" draw:fill="none" draw:textarea-vertical-align="middle"/>
    </style:style>
    <style:style style:name="gr15" style:family="graphic" style:parent-style-name="objectwithoutfill">
      <style:graphic-properties draw:marker-end="Arrowheads_20_33" draw:marker-end-width="0.3cm" draw:fill="none" draw:textarea-vertical-align="middle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0.703cm" fo:min-width="4.58cm" style:writing-mode="lr-tb"/>
      <style:paragraph-properties style:writing-mode="lr-tb"/>
    </style:style>
    <style:style style:name="gr17" style:family="graphic" style:parent-style-name="objectwithoutfill">
      <style:graphic-properties draw:marker-end="Arrowheads_20_3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35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763cm" svg:height="1.27cm" svg:x="7.668cm" svg:y="1.00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7" draw:id="id7" draw:layer="layout" svg:width="4.763cm" svg:height="1.27cm" svg:x="15.237cm" svg:y="18.145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4" draw:id="id4" draw:layer="layout" svg:width="5.08cm" svg:height="1.269cm" svg:x="2.587cm" svg:y="8.622cm">
          <text:p text:style-name="P3"><text:span text:style-name="T1">Return ANSI CODE</text:span></text:p>
          <text:p text:style-name="P3"><text:span text:style-name="T1">'\u2592'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6" draw:id="id6" draw:layer="layout" svg:width="5.08cm" svg:height="1.27cm" svg:x="2.587cm" svg:y="15.604cm">
          <text:p text:style-name="P3"><text:span text:style-name="T1">Return</text:span></text:p>
          <text:p text:style-name="P3"><text:span text:style-name="T1">'-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5" draw:id="id5" draw:layer="layout" svg:width="5.08cm" svg:height="0.953cm" svg:x="2.587cm" svg:y="12.43cm">
          <text:p text:style-name="P3"><text:span text:style-name="T1">Return ANSI CODE</text:span></text:p>
          <text:p text:style-name="P3"><text:span text:style-name="T1">'\u2593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xml:id="id3" draw:id="id3" draw:layer="layout" svg:width="5.08cm" svg:height="1.27cm" svg:x="2.587cm" svg:y="10.208cm">
          <text:p text:style-name="P3"><text:span text:style-name="T1">Return ANSI CODE</text:span></text:p>
          <text:p text:style-name="P3"><text:span text:style-name="T1">'\u00A7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4" draw:layer="layout" svg:x1="10.049cm" svg:y1="2.272cm" svg:x2="10.654cm" svg:y2="5.114cm" draw:start-shape="id1" draw:end-shape="id2" draw:end-glue-point="5" svg:d="M10049 2272v2842h605" svg:viewBox="0 0 606 2843">
          <text:p/>
        </draw:connector>
        <draw:custom-shape draw:style-name="gr7" draw:text-style-name="P2" xml:id="id2" draw:id="id2" draw:layer="layout" svg:width="6.135cm" svg:height="5.021cm" svg:x="10.654cm" svg:y="2.603cm">
          <text:p text:style-name="P1">Block type matche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13.722cm" svg:y1="7.624cm" svg:x2="7.667cm" svg:y2="10.843cm" draw:start-shape="id2" draw:start-glue-point="6" draw:end-shape="id3" draw:end-glue-point="7" svg:d="M13722 7624v3219h-6055" svg:viewBox="0 0 6056 3220">
          <text:p text:style-name="P1"/>
          <text:p text:style-name="P1"/>
          <text:p text:style-name="P1"/>
          <text:p text:style-name="P1">On LEAVES</text:p>
        </draw:connector>
        <draw:connector draw:style-name="gr9" draw:text-style-name="P4" draw:layer="layout" svg:x1="13.722cm" svg:y1="7.624cm" svg:x2="7.667cm" svg:y2="9.257cm" draw:start-shape="id2" draw:start-glue-point="6" draw:end-shape="id4" draw:end-glue-point="7" svg:d="M13722 7624v1633h-6055" svg:viewBox="0 0 6056 1634">
          <text:p text:style-name="P1">On WOOD</text:p>
        </draw:connector>
        <draw:connector draw:style-name="gr10" draw:text-style-name="P4" draw:layer="layout" svg:x1="13.722cm" svg:y1="7.624cm" svg:x2="7.667cm" svg:y2="12.907cm" draw:start-shape="id2" draw:start-glue-point="6" draw:end-shape="id5" draw:end-glue-point="7" svg:d="M13722 7624v5283h-6055" svg:viewBox="0 0 6056 5284">
          <text:p text:style-name="P1"/>
          <text:p text:style-name="P1"/>
          <text:p text:style-name="P1"/>
          <text:p text:style-name="P1"/>
          <text:p text:style-name="P1"/>
          <text:p text:style-name="P1">On STONE</text:p>
        </draw:connector>
        <draw:connector draw:style-name="gr11" draw:text-style-name="P4" draw:layer="layout" svg:x1="13.722cm" svg:y1="7.624cm" svg:x2="7.667cm" svg:y2="16.239cm" draw:start-shape="id2" draw:start-glue-point="6" draw:end-shape="id6" draw:end-glue-point="7" svg:d="M13722 7624v8615h-6055" svg:viewBox="0 0 6056 8616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DEFAULT</text:p>
        </draw:connector>
        <draw:connector draw:style-name="gr12" draw:text-style-name="P4" draw:layer="layout" svg:x1="2.587cm" svg:y1="9.257cm" svg:x2="15.237cm" svg:y2="18.78cm" draw:start-shape="id4" draw:start-glue-point="5" draw:end-shape="id7" draw:end-glue-point="5" svg:d="M2587 9257h-501v9523h13151" svg:viewBox="0 0 13152 9524">
          <text:p/>
        </draw:connector>
        <draw:connector draw:style-name="gr13" draw:text-style-name="P4" draw:layer="layout" svg:x1="2.587cm" svg:y1="10.843cm" svg:x2="15.237cm" svg:y2="18.78cm" draw:start-shape="id3" draw:start-glue-point="5" draw:end-shape="id7" draw:end-glue-point="5" svg:d="M2587 10843h-501v7937h13151" svg:viewBox="0 0 13152 7938">
          <text:p/>
        </draw:connector>
        <draw:connector draw:style-name="gr14" draw:text-style-name="P4" draw:layer="layout" svg:x1="2.587cm" svg:y1="12.907cm" svg:x2="15.237cm" svg:y2="18.78cm" draw:start-shape="id5" draw:start-glue-point="5" draw:end-shape="id7" draw:end-glue-point="5" svg:d="M2587 12907h-501v5873h13151" svg:viewBox="0 0 13152 5874">
          <text:p/>
        </draw:connector>
        <draw:connector draw:style-name="gr15" draw:text-style-name="P4" draw:layer="layout" svg:x1="2.587cm" svg:y1="16.239cm" svg:x2="15.237cm" svg:y2="18.78cm" draw:start-shape="id6" draw:start-glue-point="5" draw:end-shape="id7" draw:end-glue-point="5" svg:d="M2587 16239h-501v2541h13151" svg:viewBox="0 0 13152 2542">
          <text:p/>
        </draw:connector>
        <draw:custom-shape draw:style-name="gr16" draw:text-style-name="P3" xml:id="id8" draw:id="id8" draw:layer="layout" svg:width="5.08cm" svg:height="0.953cm" svg:x="2.587cm" svg:y="14.017cm">
          <text:p text:style-name="P3"><text:span text:style-name="T1">Return ANSI CODE</text:span></text:p>
          <text:p text:style-name="P3"><text:span text:style-name="T1">'\u00B0'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4" draw:layer="layout" svg:x1="13.722cm" svg:y1="7.624cm" svg:x2="7.667cm" svg:y2="14.494cm" draw:start-shape="id2" draw:start-glue-point="6" draw:end-shape="id8" draw:end-glue-point="7" svg:d="M13722 7624v6870h-6055" svg:viewBox="0 0 6056 6871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On IRON_ORE</text:p>
        </draw:connector>
        <draw:connector draw:style-name="gr18" draw:text-style-name="P4" draw:layer="layout" svg:x1="2.587cm" svg:y1="14.494cm" svg:x2="15.237cm" svg:y2="18.78cm" draw:start-shape="id8" draw:start-glue-point="5" draw:end-shape="id7" draw:end-glue-point="5" svg:d="M2587 14494h-501v4286h13151" svg:viewBox="0 0 13152 428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2" draw:display-name="Arrowheads 22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1T10:18:08.645989326</dc:date>
    <dc:creator>Leopold Meinel</dc:creator>
    <meta:editing-duration>PT8M49S</meta:editing-duration>
    <meta:editing-cycles>1</meta:editing-cycles>
    <meta:document-statistic meta:object-count="19"/>
  </office:meta>
</office:document-meta>
</file>